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9cm" svg:x2="2.54cm" svg:y2="2.483cm" draw:start-shape="id1" draw:start-glue-point="2" draw:end-shape="id2" draw:end-glue-point="3" svg:d="m2159 1919v564h381" svg:viewBox="0 0 382 565">
          <text:p/>
        </draw:connector>
        <draw:connector draw:style-name="gr4" draw:text-style-name="P2" draw:layer="layout" svg:x1="5.75cm" svg:y1="-0.091cm" svg:x2="6.258cm" svg:y2="0.483cm" draw:start-shape="id3" draw:start-glue-point="2" draw:end-shape="id4" draw:end-glue-point="3" svg:d="m5750-91v574h508" svg:viewBox="0 0 509 575">
          <text:p/>
        </draw:connector>
        <draw:connector draw:style-name="gr4" draw:text-style-name="P2" draw:layer="layout" svg:x1="5.75cm" svg:y1="-0.091cm" svg:x2="6.258cm" svg:y2="1.289cm" draw:start-shape="id3" draw:start-glue-point="2" draw:end-shape="id5" draw:end-glue-point="3" svg:d="m5750-91v1380h508" svg:viewBox="0 0 509 1381">
          <text:p/>
        </draw:connector>
        <draw:connector draw:style-name="gr4" draw:text-style-name="P2" draw:layer="layout" svg:x1="5.75cm" svg:y1="-0.091cm" svg:x2="6.258cm" svg:y2="2.115cm" draw:start-shape="id3" draw:start-glue-point="2" draw:end-shape="id6" draw:end-glue-point="3" svg:d="m5750-91v2206h508" svg:viewBox="0 0 509 2207">
          <text:p/>
        </draw:connector>
        <draw:connector draw:style-name="gr4" draw:text-style-name="P2" draw:layer="layout" svg:x1="5.75cm" svg:y1="-0.091cm" svg:x2="6.258cm" svg:y2="2.921cm" draw:start-shape="id3" draw:start-glue-point="2" draw:end-shape="id7" draw:end-glue-point="3" svg:d="m5750-91v3012h508" svg:viewBox="0 0 509 3013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1cm" svg:x2="6.258cm" svg:y2="3.737cm" draw:start-shape="id3" draw:start-glue-point="2" draw:end-shape="id8" draw:end-glue-point="3" svg:d="m5750-91v3828h508" svg:viewBox="0 0 509 3829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1cm" svg:x2="6.258cm" svg:y2="4.553cm" draw:start-shape="id3" draw:start-glue-point="2" draw:end-shape="id9" draw:end-glue-point="3" svg:d="m5750-91v4644h508" svg:viewBox="0 0 509 4645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1cm" svg:x2="6.258cm" svg:y2="5.369cm" draw:start-shape="id3" draw:start-glue-point="2" draw:end-shape="id10" draw:end-glue-point="3" svg:d="m5750-91v5460h508" svg:viewBox="0 0 509 5461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9cm" svg:x2="11.227cm" svg:y2="1.873cm" draw:start-shape="id11" draw:start-glue-point="2" draw:end-shape="id12" draw:end-glue-point="3" svg:d="m10719 1309v564h508" svg:viewBox="0 0 509 565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8cm" svg:x2="13.927cm" svg:y2="2.762cm" draw:start-shape="id12" draw:start-glue-point="2" draw:end-shape="id13" draw:end-glue-point="3" svg:d="m13386 2198v564h541" svg:viewBox="0 0 542 56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0.5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1.4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2.2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2.9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3.7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4.6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5.3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6.275cm">
          <draw:text-box>
            <text:p><text:span text:style-name="T1">94 trojan-war</text:span></text:p>
          </draw:text-box>
        </draw:frame>
        <draw:connector draw:style-name="gr4" draw:text-style-name="P2" draw:layer="layout" svg:x1="18.143cm" svg:y1="1.209cm" svg:x2="18.715cm" svg:y2="1.783cm" draw:start-shape="id14" draw:start-glue-point="2" draw:end-shape="id15" draw:end-glue-point="3" svg:d="m18143 1209v574h572" svg:viewBox="0 0 573 575">
          <text:p/>
        </draw:connector>
        <draw:connector draw:style-name="gr4" draw:text-style-name="P2" draw:layer="layout" svg:x1="18.143cm" svg:y1="1.209cm" svg:x2="18.715cm" svg:y2="3.307cm" draw:start-shape="id14" draw:start-glue-point="2" draw:end-shape="id16" draw:end-glue-point="3" svg:d="m18143 1209v2098h572" svg:viewBox="0 0 573 2099">
          <text:p/>
        </draw:connector>
        <draw:connector draw:style-name="gr4" draw:text-style-name="P2" draw:layer="layout" svg:x1="18.143cm" svg:y1="1.209cm" svg:x2="18.715cm" svg:y2="2.545cm" draw:start-shape="id14" draw:start-glue-point="2" draw:end-shape="id17" draw:end-glue-point="3" svg:d="m18143 1209v1336h572" svg:viewBox="0 0 573 1337">
          <text:p/>
        </draw:connector>
        <draw:connector draw:style-name="gr4" draw:text-style-name="P2" draw:layer="layout" svg:x1="18.143cm" svg:y1="1.209cm" svg:x2="18.715cm" svg:y2="4.069cm" draw:start-shape="id14" draw:start-glue-point="2" draw:end-shape="id18" draw:end-glue-point="3" svg:d="m18143 1209v2860h572" svg:viewBox="0 0 573 2861">
          <text:p/>
        </draw:connector>
        <draw:connector draw:style-name="gr4" draw:text-style-name="P2" draw:layer="layout" svg:x1="18.143cm" svg:y1="1.209cm" svg:x2="18.715cm" svg:y2="4.948cm" draw:start-shape="id14" draw:start-glue-point="2" draw:end-shape="id19" draw:end-glue-point="3" svg:d="m18143 1209v3739h572" svg:viewBox="0 0 573 3740">
          <text:p/>
        </draw:connector>
        <draw:connector draw:style-name="gr4" draw:text-style-name="P2" draw:layer="layout" svg:x1="18.143cm" svg:y1="1.209cm" svg:x2="18.715cm" svg:y2="5.71cm" draw:start-shape="id14" draw:start-glue-point="2" draw:end-shape="id20" draw:end-glue-point="3" svg:d="m18143 1209v4501h572" svg:viewBox="0 0 573 4502">
          <text:p/>
        </draw:connector>
        <draw:connector draw:style-name="gr4" draw:text-style-name="P2" draw:layer="layout" svg:x1="18.143cm" svg:y1="1.209cm" svg:x2="18.715cm" svg:y2="6.599cm" draw:start-shape="id14" draw:start-glue-point="2" draw:end-shape="id21" draw:end-glue-point="3" svg:d="m18143 1209v5390h572" svg:viewBox="0 0 573 5391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1cm" svg:x2="24.076cm" svg:y2="-1.117cm" draw:start-shape="id22" draw:start-glue-point="2" draw:end-shape="id23" draw:end-glue-point="3" svg:d="m23504-1691v574h572" svg:viewBox="0 0 573 575">
          <text:p/>
        </draw:connector>
        <draw:connector draw:style-name="gr4" draw:text-style-name="P2" draw:layer="layout" svg:x1="23.504cm" svg:y1="-1.691cm" svg:x2="24.076cm" svg:y2="-0.365cm" draw:start-shape="id22" draw:start-glue-point="2" draw:end-shape="id24" draw:end-glue-point="3" svg:d="m23504-1691v1326h572" svg:viewBox="0 0 573 1327">
          <text:p/>
        </draw:connector>
        <draw:connector draw:style-name="gr4" draw:text-style-name="P2" draw:layer="layout" svg:x1="23.504cm" svg:y1="-1.691cm" svg:x2="24.076cm" svg:y2="0.397cm" draw:start-shape="id22" draw:start-glue-point="2" draw:end-shape="id25" draw:end-glue-point="3" svg:d="m23504-1691v2088h572" svg:viewBox="0 0 573 2089">
          <text:p/>
        </draw:connector>
        <draw:connector draw:style-name="gr4" draw:text-style-name="P2" draw:layer="layout" svg:x1="23.504cm" svg:y1="-1.691cm" svg:x2="24.076cm" svg:y2="1.159cm" draw:start-shape="id22" draw:start-glue-point="2" draw:end-shape="id26" draw:end-glue-point="3" svg:d="m23504-1691v2850h572" svg:viewBox="0 0 573 2851">
          <text:p/>
        </draw:connector>
        <draw:connector draw:style-name="gr4" draw:text-style-name="P2" draw:layer="layout" svg:x1="23.504cm" svg:y1="-1.691cm" svg:x2="24.076cm" svg:y2="1.931cm" draw:start-shape="id22" draw:start-glue-point="2" draw:end-shape="id27" draw:end-glue-point="3" svg:d="m23504-1691v3622h572" svg:viewBox="0 0 573 3623">
          <text:p/>
        </draw:connector>
        <draw:connector draw:style-name="gr4" draw:text-style-name="P2" draw:layer="layout" svg:x1="23.504cm" svg:y1="-1.691cm" svg:x2="24.076cm" svg:y2="2.683cm" draw:start-shape="id22" draw:start-glue-point="2" draw:end-shape="id28" draw:end-glue-point="3" svg:d="m23504-1691v4374h572" svg:viewBox="0 0 573 4375">
          <text:p/>
        </draw:connector>
        <draw:connector draw:style-name="gr4" draw:text-style-name="P2" draw:layer="layout" svg:x1="23.504cm" svg:y1="-1.691cm" svg:x2="24.076cm" svg:y2="3.445cm" draw:start-shape="id22" draw:start-glue-point="2" draw:end-shape="id29" draw:end-glue-point="3" svg:d="m23504-1691v5136h572" svg:viewBox="0 0 573 5137">
          <text:p/>
        </draw:connector>
        <draw:connector draw:style-name="gr4" draw:text-style-name="P2" draw:layer="layout" svg:x1="23.504cm" svg:y1="-1.691cm" svg:x2="24.076cm" svg:y2="4.207cm" draw:start-shape="id22" draw:start-glue-point="2" draw:end-shape="id30" draw:end-glue-point="3" svg:d="m23504-1691v5898h572" svg:viewBox="0 0 573 5899">
          <text:p/>
        </draw:connector>
        <draw:connector draw:style-name="gr4" draw:text-style-name="P2" draw:layer="layout" svg:x1="23.504cm" svg:y1="-1.691cm" svg:x2="24.076cm" svg:y2="4.979cm" draw:start-shape="id22" draw:start-glue-point="2" draw:end-shape="id31" draw:end-glue-point="3" svg:d="m23504-1691v6670h572" svg:viewBox="0 0 573 6671">
          <text:p/>
        </draw:connector>
        <draw:connector draw:style-name="gr4" draw:text-style-name="P2" draw:layer="layout" svg:x1="23.504cm" svg:y1="-1.691cm" svg:x2="24.076cm" svg:y2="5.741cm" draw:start-shape="id22" draw:start-glue-point="2" draw:end-shape="id32" draw:end-glue-point="3" svg:d="m23504-1691v7432h572" svg:viewBox="0 0 573 7433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1cm" svg:x2="24.076cm" svg:y2="6.503cm" draw:start-shape="id22" draw:start-glue-point="2" draw:end-shape="id33" draw:end-glue-point="3" svg:d="m23504-1691v8194h572" svg:viewBox="0 0 573 8195">
          <text:p/>
        </draw:connector>
        <draw:connector draw:style-name="gr4" draw:text-style-name="P2" draw:layer="layout" svg:x1="23.504cm" svg:y1="-1.691cm" svg:x2="24.076cm" svg:y2="7.265cm" draw:start-shape="id22" draw:start-glue-point="2" draw:end-shape="id34" draw:end-glue-point="3" svg:d="m23504-1691v8956h572" svg:viewBox="0 0 573 8957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1cm" svg:x2="24.076cm" svg:y2="8.027cm" draw:start-shape="id22" draw:start-glue-point="2" draw:end-shape="id35" draw:end-glue-point="3" svg:d="m23504-1691v9718h572" svg:viewBox="0 0 573 9719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9cm" svg:x2="28.675cm" svg:y2="2.473cm" draw:start-shape="id36" draw:start-glue-point="2" draw:end-shape="id37" draw:end-glue-point="3" svg:d="m28104 1909v564h571" svg:viewBox="0 0 572 565">
          <text:p/>
        </draw:connector>
        <draw:connector draw:style-name="gr4" draw:text-style-name="P2" draw:layer="layout" svg:x1="28.104cm" svg:y1="1.909cm" svg:x2="28.675cm" svg:y2="3.245cm" draw:start-shape="id36" draw:start-glue-point="2" draw:end-shape="id38" draw:end-glue-point="3" svg:d="m28104 1909v1336h571" svg:viewBox="0 0 572 1337">
          <text:p/>
        </draw:connector>
        <draw:connector draw:style-name="gr4" draw:text-style-name="P2" draw:layer="layout" svg:x1="28.104cm" svg:y1="1.909cm" svg:x2="28.674cm" svg:y2="4.007cm" draw:start-shape="id36" draw:start-glue-point="2" draw:end-shape="id39" draw:end-glue-point="3" svg:d="m28104 1909v2098h570" svg:viewBox="0 0 571 2099">
          <text:p/>
        </draw:connector>
        <draw:connector draw:style-name="gr4" draw:text-style-name="P2" draw:layer="layout" svg:x1="28.104cm" svg:y1="1.909cm" svg:x2="28.675cm" svg:y2="4.807cm" draw:start-shape="id36" draw:start-glue-point="2" draw:end-shape="id40" draw:end-glue-point="3" svg:d="m28104 1909v2898h571" svg:viewBox="0 0 572 2899">
          <text:p/>
        </draw:connector>
        <draw:connector draw:style-name="gr4" draw:text-style-name="P2" draw:layer="layout" svg:x1="28.104cm" svg:y1="1.909cm" svg:x2="28.674cm" svg:y2="5.607cm" draw:start-shape="id36" draw:start-glue-point="2" draw:end-shape="id41" draw:end-glue-point="3" svg:d="m28104 1909v3698h570" svg:viewBox="0 0 571 3699">
          <text:p/>
        </draw:connector>
        <draw:connector draw:style-name="gr4" draw:text-style-name="P2" draw:layer="layout" svg:x1="28.104cm" svg:y1="1.909cm" svg:x2="28.674cm" svg:y2="6.407cm" draw:start-shape="id36" draw:start-glue-point="2" draw:end-shape="id42" draw:end-glue-point="3" svg:d="m28104 1909v4498h570" svg:viewBox="0 0 571 4499">
          <text:p/>
        </draw:connector>
        <draw:connector draw:style-name="gr4" draw:text-style-name="P2" draw:layer="layout" svg:x1="28.104cm" svg:y1="1.909cm" svg:x2="28.674cm" svg:y2="7.207cm" draw:start-shape="id36" draw:start-glue-point="2" draw:end-shape="id43" draw:end-glue-point="3" svg:d="m28104 1909v5298h570" svg:viewBox="0 0 571 5299">
          <text:p/>
        </draw:connector>
        <draw:connector draw:style-name="gr4" draw:text-style-name="P2" draw:layer="layout" svg:x1="28.104cm" svg:y1="1.909cm" svg:x2="28.674cm" svg:y2="8.007cm" draw:start-shape="id36" draw:start-glue-point="2" draw:end-shape="id44" draw:end-glue-point="3" svg:d="m28104 1909v6098h570" svg:viewBox="0 0 571 6099">
          <text:p/>
        </draw:connector>
        <draw:connector draw:style-name="gr4" draw:text-style-name="P2" draw:layer="layout" svg:x1="28.104cm" svg:y1="1.909cm" svg:x2="28.674cm" svg:y2="8.807cm" draw:start-shape="id36" draw:start-glue-point="2" draw:end-shape="id45" draw:end-glue-point="3" svg:d="m28104 1909v6898h570" svg:viewBox="0 0 571 6899">
          <text:p/>
        </draw:connector>
        <draw:connector draw:style-name="gr4" draw:text-style-name="P2" draw:layer="layout" svg:x1="30.339cm" svg:y1="9.132cm" svg:x2="30.873cm" svg:y2="9.607cm" draw:start-shape="id45" draw:start-glue-point="2" draw:end-shape="id46" draw:end-glue-point="3" svg:d="m30339 9132v475h534" svg:viewBox="0 0 535 476">
          <text:p/>
        </draw:connector>
        <draw:connector draw:style-name="gr4" draw:text-style-name="P2" draw:layer="layout" svg:x1="30.339cm" svg:y1="9.132cm" svg:x2="30.873cm" svg:y2="10.407cm" draw:start-shape="id45" draw:start-glue-point="2" draw:end-shape="id47" draw:end-glue-point="3" svg:d="m30339 9132v1275h534" svg:viewBox="0 0 535 1276">
          <text:p/>
        </draw:connector>
        <draw:connector draw:style-name="gr4" draw:text-style-name="P2" draw:layer="layout" svg:x1="30.339cm" svg:y1="9.132cm" svg:x2="30.873cm" svg:y2="11.207cm" draw:start-shape="id45" draw:start-glue-point="2" draw:end-shape="id48" draw:end-glue-point="3" svg:d="m30339 9132v2075h534" svg:viewBox="0 0 535 2076">
          <text:p/>
        </draw:connector>
        <draw:connector draw:style-name="gr4" draw:text-style-name="P2" draw:layer="layout" svg:x1="30.339cm" svg:y1="9.132cm" svg:x2="30.873cm" svg:y2="12.007cm" draw:start-shape="id45" draw:start-glue-point="2" draw:end-shape="id49" draw:end-glue-point="3" svg:d="m30339 9132v2875h534" svg:viewBox="0 0 535 2876">
          <text:p/>
        </draw:connector>
        <draw:connector draw:style-name="gr4" draw:text-style-name="P2" draw:layer="layout" svg:x1="30.339cm" svg:y1="9.132cm" svg:x2="30.873cm" svg:y2="12.807cm" draw:start-shape="id45" draw:start-glue-point="2" draw:end-shape="id50" draw:end-glue-point="3" svg:d="m30339 9132v3675h534" svg:viewBox="0 0 535 3676">
          <text:p/>
        </draw:connector>
        <draw:connector draw:style-name="gr4" draw:text-style-name="P2" draw:layer="layout" svg:x1="30.339cm" svg:y1="9.132cm" svg:x2="30.873cm" svg:y2="13.607cm" draw:start-shape="id45" draw:start-glue-point="2" draw:end-shape="id51" draw:end-glue-point="3" svg:d="m30339 9132v4475h534" svg:viewBox="0 0 535 4476">
          <text:p/>
        </draw:connector>
        <draw:connector draw:style-name="gr4" draw:text-style-name="P2" draw:layer="layout" svg:x1="30.339cm" svg:y1="9.132cm" svg:x2="30.873cm" svg:y2="14.407cm" draw:start-shape="id45" draw:start-glue-point="2" draw:end-shape="id52" draw:end-glue-point="3" svg:d="m30339 9132v5275h534" svg:viewBox="0 0 535 5276">
          <text:p/>
        </draw:connector>
        <draw:connector draw:style-name="gr4" draw:text-style-name="P2" draw:layer="layout" svg:x1="30.339cm" svg:y1="9.132cm" svg:x2="30.873cm" svg:y2="15.207cm" draw:start-shape="id45" draw:start-glue-point="2" draw:end-shape="id53" draw:end-glue-point="3" svg:d="m30339 9132v6075h534" svg:viewBox="0 0 535 6076">
          <text:p/>
        </draw:connector>
        <draw:connector draw:style-name="gr4" draw:text-style-name="P2" draw:layer="layout" svg:x1="30.339cm" svg:y1="9.132cm" svg:x2="30.873cm" svg:y2="16.007cm" draw:start-shape="id45" draw:start-glue-point="2" draw:end-shape="id54" draw:end-glue-point="3" svg:d="m30339 9132v6875h534" svg:viewBox="0 0 535 6876">
          <text:p/>
        </draw:connector>
        <draw:connector draw:style-name="gr4" draw:text-style-name="P2" draw:layer="layout" svg:x1="30.339cm" svg:y1="9.132cm" svg:x2="30.873cm" svg:y2="16.807cm" draw:start-shape="id45" draw:start-glue-point="2" draw:end-shape="id55" draw:end-glue-point="3" svg:d="m30339 9132v7675h534" svg:viewBox="0 0 535 7676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8cm" svg:x2="6.911cm" svg:y2="11.592cm" draw:start-shape="id56" draw:start-glue-point="2" draw:end-shape="id58" draw:end-glue-point="3" svg:d="m6277 9518v2074h634" svg:viewBox="0 0 635 2075">
          <text:p/>
        </draw:connector>
        <draw:connector draw:style-name="gr4" draw:text-style-name="P2" draw:layer="layout" svg:x1="8.118cm" svg:y1="11.917cm" svg:x2="8.636cm" svg:y2="12.406cm" draw:start-shape="id58" draw:start-glue-point="2" draw:end-shape="id59" draw:end-glue-point="3" svg:d="m8118 11917v489h518" svg:viewBox="0 0 519 490">
          <text:p/>
        </draw:connector>
        <draw:connector draw:style-name="gr4" draw:text-style-name="P2" draw:layer="layout" svg:x1="8.118cm" svg:y1="11.917cm" svg:x2="8.636cm" svg:y2="13.168cm" draw:start-shape="id58" draw:start-glue-point="2" draw:end-shape="id60" draw:end-glue-point="3" svg:d="m8118 11917v1251h518" svg:viewBox="0 0 519 1252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8cm" svg:x2="6.91cm" svg:y2="15.392cm" draw:start-shape="id56" draw:start-glue-point="2" draw:end-shape="id61" draw:end-glue-point="3" svg:d="m6277 9518v5874h633" svg:viewBox="0 0 634 5875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4" draw:text-style-name="P2" draw:layer="layout" svg:x1="6.277cm" svg:y1="9.518cm" svg:x2="6.912cm" svg:y2="16.881cm" draw:start-shape="id56" draw:start-glue-point="2" draw:end-shape="id62" draw:end-glue-point="3" svg:d="m6277 9518v7363h635" svg:viewBox="0 0 636 7364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8cm" svg:x2="6.912cm" svg:y2="17.653cm" draw:start-shape="id56" draw:start-glue-point="2" draw:end-shape="id63" draw:end-glue-point="3" svg:d="m6277 9518v8135h635" svg:viewBox="0 0 636 8136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8cm" svg:x2="6.912cm" svg:y2="18.405cm" draw:start-shape="id56" draw:start-glue-point="2" draw:end-shape="id64" draw:end-glue-point="3" svg:d="m6277 9518v8887h635" svg:viewBox="0 0 636 8888">
          <text:p/>
        </draw:connector>
        <draw:connector draw:style-name="gr4" draw:text-style-name="P2" draw:layer="layout" svg:x1="8.436cm" svg:y1="18.73cm" svg:x2="9.39cm" svg:y2="19.167cm" draw:start-shape="id64" draw:start-glue-point="2" draw:end-shape="id65" draw:end-glue-point="3" svg:d="m8436 18730v437h954" svg:viewBox="0 0 955 438">
          <text:p/>
        </draw:connector>
        <draw:connector draw:style-name="gr4" draw:text-style-name="P2" draw:layer="layout" svg:x1="8.436cm" svg:y1="18.73cm" svg:x2="9.39cm" svg:y2="19.939cm" draw:start-shape="id64" draw:start-glue-point="2" draw:end-shape="id66" draw:end-glue-point="3" svg:d="m8436 18730v1209h954" svg:viewBox="0 0 955 1210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8cm" svg:x2="6.91cm" svg:y2="20.692cm" draw:start-shape="id56" draw:start-glue-point="2" draw:end-shape="id67" draw:end-glue-point="3" svg:d="m6277 9518v11174h633" svg:viewBox="0 0 634 11175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8cm" svg:x2="6.91cm" svg:y2="21.492cm" draw:start-shape="id56" draw:start-glue-point="2" draw:end-shape="id68" draw:end-glue-point="3" svg:d="m6277 9518v11974h633" svg:viewBox="0 0 634 11975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8cm" svg:x2="6.91cm" svg:y2="22.292cm" draw:start-shape="id56" draw:start-glue-point="2" draw:end-shape="id69" draw:end-glue-point="3" svg:d="m6277 9518v12774h633" svg:viewBox="0 0 634 12775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8cm" svg:x2="6.91cm" svg:y2="23.092cm" draw:start-shape="id56" draw:start-glue-point="2" draw:end-shape="id70" draw:end-glue-point="3" svg:d="m6277 9518v13574h633" svg:viewBox="0 0 634 13575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8cm" svg:x2="6.91cm" svg:y2="23.892cm" draw:start-shape="id56" draw:start-glue-point="2" draw:end-shape="id71" draw:end-glue-point="3" svg:d="m6277 9518v14374h633" svg:viewBox="0 0 634 14375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8cm" svg:x2="6.91cm" svg:y2="24.692cm" draw:start-shape="id56" draw:start-glue-point="2" draw:end-shape="id72" draw:end-glue-point="3" svg:d="m6277 9518v15174h633" svg:viewBox="0 0 634 15175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7cm" svg:x2="8.635cm" svg:y2="14.668cm" draw:start-shape="id58" draw:start-glue-point="2" draw:end-shape="id73" draw:end-glue-point="3" svg:d="m8118 11917v2751h517" svg:viewBox="0 0 518 2752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7cm" svg:x2="9.334cm" svg:y2="16.168cm" draw:start-shape="id61" draw:start-glue-point="2" draw:end-shape="id74" draw:end-glue-point="3" svg:d="m8725 15717v451h609" svg:viewBox="0 0 610 452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4" draw:text-style-name="P2" draw:layer="layout" svg:x1="12.027cm" svg:y1="5.958cm" svg:x2="12.583cm" svg:y2="6.435cm" draw:start-shape="id75" draw:start-glue-point="2" draw:end-shape="id76" draw:end-glue-point="3" svg:d="m12027 59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93cm" svg:x2="10.352cm" svg:y2="13.949cm" draw:start-shape="id60" draw:start-glue-point="2" draw:end-shape="id77" draw:end-glue-point="3" svg:d="m9842 13493v456h510" svg:viewBox="0 0 511 457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4" draw:text-style-name="P2" draw:layer="layout" svg:x1="12.435cm" svg:y1="7.781cm" svg:x2="13.027cm" svg:y2="8.21cm" svg:d="m12435 7781v429h592" svg:viewBox="0 0 593 430">
          <text:p/>
        </draw:connector>
        <draw:connector draw:style-name="gr4" draw:text-style-name="P2" draw:layer="layout" svg:x1="12.435cm" svg:y1="7.781cm" svg:x2="13.027cm" svg:y2="9.01cm" svg:d="m12435 7781v1229h592" svg:viewBox="0 0 593 1230">
          <text:p/>
        </draw:connector>
        <draw:connector draw:style-name="gr4" draw:text-style-name="P2" xml:id="id227" draw:id="id227" draw:layer="layout" svg:x1="12.435cm" svg:y1="7.781cm" svg:x2="13.027cm" svg:y2="9.81cm" svg:d="m12435 77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4cm" svg:x2="17.255cm" svg:y2="14.621cm" draw:start-shape="id78" draw:start-glue-point="2" draw:end-shape="id79" draw:end-glue-point="3" svg:d="m16692 14174v447h563" svg:viewBox="0 0 564 448">
          <text:p/>
        </draw:connector>
        <draw:connector draw:style-name="gr4" draw:text-style-name="P2" draw:layer="layout" svg:x1="16.692cm" svg:y1="14.174cm" svg:x2="17.255cm" svg:y2="15.421cm" draw:start-shape="id78" draw:start-glue-point="2" draw:end-shape="id80" svg:d="m16692 14174v1247h563" svg:viewBox="0 0 564 1248">
          <text:p/>
        </draw:connector>
        <draw:connector draw:style-name="gr4" draw:text-style-name="P2" draw:layer="layout" svg:x1="16.692cm" svg:y1="14.174cm" svg:x2="17.255cm" svg:y2="16.221cm" draw:start-shape="id78" draw:start-glue-point="2" draw:end-shape="id81" draw:end-glue-point="3" svg:d="m16692 14174v2047h563" svg:viewBox="0 0 564 2048">
          <text:p/>
        </draw:connector>
        <draw:connector draw:style-name="gr4" draw:text-style-name="P2" draw:layer="layout" svg:x1="16.692cm" svg:y1="14.174cm" svg:x2="17.255cm" svg:y2="17.021cm" draw:start-shape="id78" draw:start-glue-point="2" draw:end-shape="id82" draw:end-glue-point="3" svg:d="m16692 14174v2847h563" svg:viewBox="0 0 564 2848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6cm" svg:x2="14.816cm" svg:y2="13.849cm" draw:start-shape="id83" draw:start-glue-point="2" draw:end-shape="id78" draw:end-glue-point="3" svg:d="m14504 13376v473h312" svg:viewBox="0 0 313 474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6cm" svg:x2="15.059cm" svg:y2="17.892cm" draw:start-shape="id83" draw:start-glue-point="2" draw:end-shape="id84" draw:end-glue-point="3" svg:d="m14504 13376v4516h555" svg:viewBox="0 0 556 4517">
          <text:p/>
        </draw:connector>
        <draw:connector draw:style-name="gr4" draw:text-style-name="P2" draw:layer="layout" svg:x1="14.504cm" svg:y1="13.376cm" svg:x2="15.059cm" svg:y2="18.692cm" draw:start-shape="id83" draw:start-glue-point="2" draw:end-shape="id85" draw:end-glue-point="3" svg:d="m14504 13376v5316h555" svg:viewBox="0 0 556 5317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62cm" svg:x2="31.591cm" svg:y2="19.926cm" draw:start-shape="id86" draw:start-glue-point="2" draw:end-shape="id87" draw:end-glue-point="3" svg:d="m31043 19462v464h548" svg:viewBox="0 0 549 465">
          <text:p/>
        </draw:connector>
        <draw:connector draw:style-name="gr4" draw:text-style-name="P2" draw:layer="layout" svg:x1="31.043cm" svg:y1="19.462cm" svg:x2="31.607cm" svg:y2="20.671cm" draw:start-shape="id86" draw:start-glue-point="2" draw:end-shape="id88" draw:end-glue-point="3" svg:d="m31043 19462v1209h564" svg:viewBox="0 0 565 1210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62cm" svg:x2="31.622cm" svg:y2="22.237cm" draw:start-shape="id86" draw:start-glue-point="2" draw:end-shape="id90" draw:end-glue-point="3" svg:d="m31043 19462v2775h579" svg:viewBox="0 0 580 2776">
          <text:p/>
        </draw:connector>
        <draw:connector draw:style-name="gr4" draw:text-style-name="P2" draw:layer="layout" svg:x1="31.043cm" svg:y1="19.462cm" svg:x2="31.622cm" svg:y2="23.037cm" draw:start-shape="id86" draw:start-glue-point="2" draw:end-shape="id91" draw:end-glue-point="3" svg:d="m31043 19462v3575h579" svg:viewBox="0 0 580 3576">
          <text:p/>
        </draw:connector>
        <draw:connector draw:style-name="gr4" draw:text-style-name="P2" draw:layer="layout" svg:x1="31.043cm" svg:y1="19.462cm" svg:x2="31.596cm" svg:y2="26.219cm" draw:start-shape="id86" draw:start-glue-point="2" draw:end-shape="id92" draw:end-glue-point="3" svg:d="m31043 19462v6757h553" svg:viewBox="0 0 554 6758">
          <text:p/>
        </draw:connector>
        <draw:connector draw:style-name="gr4" draw:text-style-name="P2" draw:layer="layout" svg:x1="31.043cm" svg:y1="19.462cm" svg:x2="31.622cm" svg:y2="23.837cm" draw:start-shape="id86" draw:end-shape="id93" draw:end-glue-point="3" svg:d="m31043 19462v4375h579" svg:viewBox="0 0 580 4376">
          <text:p/>
        </draw:connector>
        <draw:connector draw:style-name="gr4" draw:text-style-name="P2" draw:layer="layout" svg:x1="31.043cm" svg:y1="19.462cm" svg:x2="31.622cm" svg:y2="24.637cm" draw:start-shape="id86" draw:start-glue-point="2" draw:end-shape="id94" draw:end-glue-point="3" svg:d="m31043 19462v5175h579" svg:viewBox="0 0 580 5176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4cm" svg:x2="15.662cm" svg:y2="22.377cm" draw:start-shape="id95" draw:start-glue-point="2" draw:end-shape="id96" draw:end-glue-point="3" svg:d="m15281 21940v437h381" svg:viewBox="0 0 382 438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74cm" svg:x2="24.155cm" svg:y2="15.721cm" draw:start-shape="id97" draw:start-glue-point="2" draw:end-shape="id98" draw:end-glue-point="3" svg:d="m23634 15274v447h521" svg:viewBox="0 0 522 448">
          <text:p/>
        </draw:connector>
        <draw:connector draw:style-name="gr4" draw:text-style-name="P2" draw:layer="layout" svg:x1="23.634cm" svg:y1="15.274cm" svg:x2="24.155cm" svg:y2="16.521cm" draw:start-shape="id97" draw:start-glue-point="2" draw:end-shape="id99" draw:end-glue-point="3" svg:d="m23634 15274v1247h521" svg:viewBox="0 0 522 1248">
          <text:p/>
        </draw:connector>
        <draw:connector draw:style-name="gr4" draw:text-style-name="P2" draw:layer="layout" svg:x1="23.634cm" svg:y1="15.274cm" svg:x2="24.155cm" svg:y2="17.321cm" draw:start-shape="id97" draw:start-glue-point="2" draw:end-shape="id100" draw:end-glue-point="3" svg:d="m23634 15274v2047h521" svg:viewBox="0 0 522 2048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74cm" svg:x2="24.155cm" svg:y2="18.95cm" draw:start-shape="id97" draw:start-glue-point="2" draw:end-shape="id102" draw:end-glue-point="3" svg:d="m23634 15274v3676h521" svg:viewBox="0 0 522 3677">
          <text:p/>
        </draw:connector>
        <draw:connector draw:style-name="gr4" draw:text-style-name="P2" draw:layer="layout" svg:x1="23.634cm" svg:y1="15.274cm" svg:x2="24.155cm" svg:y2="19.721cm" draw:start-shape="id97" draw:start-glue-point="2" draw:end-shape="id103" draw:end-glue-point="3" svg:d="m23634 15274v4447h521" svg:viewBox="0 0 522 4448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8cm" draw:start-shape="id105" draw:start-glue-point="2" draw:end-shape="id106" draw:end-glue-point="3" svg:d="m21120 14097v11981h508" svg:viewBox="0 0 509 11982">
          <text:p/>
        </draw:connector>
        <draw:connector draw:style-name="gr4" draw:text-style-name="P2" draw:layer="layout" svg:x1="23.634cm" svg:y1="15.274cm" svg:x2="24.154cm" svg:y2="21.321cm" draw:start-shape="id97" draw:start-glue-point="2" draw:end-shape="id107" draw:end-glue-point="3" svg:d="m23634 15274v6047h520" svg:viewBox="0 0 521 6048">
          <text:p/>
        </draw:connector>
        <draw:connector draw:style-name="gr4" draw:text-style-name="P2" draw:layer="layout" svg:x1="23.634cm" svg:y1="15.274cm" svg:x2="24.154cm" svg:y2="22.121cm" draw:start-shape="id97" draw:start-glue-point="2" draw:end-shape="id108" draw:end-glue-point="3" svg:d="m23634 15274v6847h520" svg:viewBox="0 0 521 6848">
          <text:p/>
        </draw:connector>
        <draw:connector draw:style-name="gr4" draw:text-style-name="P2" draw:layer="layout" svg:x1="23.634cm" svg:y1="15.274cm" svg:x2="24.154cm" svg:y2="22.922cm" draw:start-shape="id97" draw:start-glue-point="2" draw:end-shape="id109" draw:end-glue-point="3" svg:d="m23634 15274v7648h520" svg:viewBox="0 0 521 7649">
          <text:p/>
        </draw:connector>
        <draw:connector draw:style-name="gr4" draw:text-style-name="P2" draw:layer="layout" svg:x1="23.634cm" svg:y1="15.274cm" svg:x2="24.154cm" svg:y2="23.721cm" draw:start-shape="id97" draw:start-glue-point="2" draw:end-shape="id110" draw:end-glue-point="3" svg:d="m23634 15274v8447h520" svg:viewBox="0 0 521 8448">
          <text:p/>
        </draw:connector>
        <draw:connector draw:style-name="gr4" draw:text-style-name="P2" draw:layer="layout" svg:x1="23.634cm" svg:y1="15.274cm" svg:x2="24.154cm" svg:y2="24.521cm" draw:start-shape="id97" draw:start-glue-point="2" draw:end-shape="id111" draw:end-glue-point="3" svg:d="m23634 15274v9247h520" svg:viewBox="0 0 521 9248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1cm" svg:x2="24.075cm" svg:y2="8.827cm" draw:start-shape="id22" draw:start-glue-point="2" draw:end-shape="id113" draw:end-glue-point="3" svg:d="m23504-1691v10518h571" svg:viewBox="0 0 572 10519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1cm" svg:x2="24.074cm" svg:y2="9.627cm" draw:start-shape="id22" draw:start-glue-point="2" draw:end-shape="id114" draw:end-glue-point="3" svg:d="m23504-1691v11318h570" svg:viewBox="0 0 571 11319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5cm" draw:start-shape="id105" draw:start-glue-point="2" draw:end-shape="id97" draw:end-glue-point="3" svg:d="m21120 14097v653h241" svg:viewBox="0 0 242 654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1cm" svg:x2="6.258cm" svg:y2="6.169cm" draw:start-shape="id3" draw:start-glue-point="2" draw:end-shape="id116" draw:end-glue-point="3" svg:d="m5750-91v6260h508" svg:viewBox="0 0 509 6261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53cm" svg:x2="20.296cm" svg:y2="11.528cm" draw:start-shape="id117" draw:start-glue-point="2" draw:end-shape="id118" draw:end-glue-point="3" svg:d="m19793 11053v475h503" svg:viewBox="0 0 504 476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0.1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0.9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1.7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2.5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4.4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5.2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105cm" svg:x2="35.625cm" svg:y2="5.582cm" draw:start-shape="id119" draw:start-glue-point="2" draw:end-shape="id120" draw:end-glue-point="3" svg:d="m34827 5105v477h798" svg:viewBox="0 0 799 478">
          <text:p/>
        </draw:connector>
        <draw:connector draw:style-name="gr4" draw:text-style-name="P2" draw:layer="layout" svg:x1="34.827cm" svg:y1="5.105cm" svg:x2="35.624cm" svg:y2="7.182cm" draw:start-shape="id119" draw:start-glue-point="2" draw:end-shape="id121" draw:end-glue-point="3" svg:d="m34827 5105v2077h797" svg:viewBox="0 0 798 20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9cm" svg:x2="35.724cm" svg:y2="9.184cm" draw:start-shape="id122" draw:start-glue-point="2" draw:end-shape="id123" draw:end-glue-point="3" svg:d="m35018 8709v475h706" svg:viewBox="0 0 707 476">
          <text:p/>
        </draw:connector>
        <draw:connector draw:style-name="gr4" draw:text-style-name="P2" draw:layer="layout" svg:x1="35.018cm" svg:y1="8.709cm" svg:x2="35.724cm" svg:y2="9.984cm" draw:start-shape="id122" draw:start-glue-point="2" draw:end-shape="id124" draw:end-glue-point="3" svg:d="m35018 8709v1275h706" svg:viewBox="0 0 707 1276">
          <text:p/>
        </draw:connector>
        <draw:connector draw:style-name="gr4" draw:text-style-name="P2" draw:layer="layout" svg:x1="35.018cm" svg:y1="8.709cm" svg:x2="35.705cm" svg:y2="10.809cm" draw:start-shape="id122" draw:start-glue-point="2" draw:end-shape="id125" draw:end-glue-point="3" svg:d="m35018 8709v2100h687" svg:viewBox="0 0 688 2101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9cm" svg:x2="36.524cm" svg:y2="14.184cm" draw:start-shape="id126" draw:start-glue-point="2" draw:end-shape="id127" draw:end-glue-point="3" svg:d="m35949 13709v475h575" svg:viewBox="0 0 576 476">
          <text:p/>
        </draw:connector>
        <draw:connector draw:style-name="gr4" draw:text-style-name="P2" draw:layer="layout" svg:x1="35.949cm" svg:y1="13.709cm" svg:x2="36.523cm" svg:y2="14.984cm" draw:start-shape="id126" draw:start-glue-point="2" draw:end-shape="id128" svg:d="m35949 13709v1275h574" svg:viewBox="0 0 575 1276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9cm" svg:x2="35.523cm" svg:y2="16.584cm" draw:start-shape="id129" draw:start-glue-point="2" draw:end-shape="id130" draw:end-glue-point="3" svg:d="m35036 16209v375h487" svg:viewBox="0 0 488 376">
          <text:p/>
        </draw:connector>
        <draw:connector draw:style-name="gr4" draw:text-style-name="P2" draw:layer="layout" svg:x1="35.036cm" svg:y1="16.209cm" svg:x2="35.522cm" svg:y2="17.284cm" draw:start-shape="id129" draw:start-glue-point="2" draw:end-shape="id131" svg:d="m35036 16209v1075h486" svg:viewBox="0 0 487 1076">
          <text:p/>
        </draw:connector>
        <draw:connector draw:style-name="gr4" draw:text-style-name="P2" draw:layer="layout" svg:x1="35.036cm" svg:y1="16.209cm" svg:x2="35.522cm" svg:y2="17.984cm" draw:start-shape="id129" draw:start-glue-point="2" draw:end-shape="id132" draw:end-glue-point="3" svg:d="m35036 16209v726h-15v1049h501" svg:viewBox="0 0 502 1776">
          <text:p/>
        </draw:connector>
        <draw:connector draw:style-name="gr4" draw:text-style-name="P2" draw:layer="layout" svg:x1="35.036cm" svg:y1="16.209cm" svg:x2="35.521cm" svg:y2="18.684cm" draw:start-shape="id129" draw:start-glue-point="2" draw:end-shape="id133" draw:end-glue-point="3" svg:d="m35036 16209v1076h-16v1399h501" svg:viewBox="0 0 502 2476">
          <text:p/>
        </draw:connector>
        <draw:connector draw:style-name="gr4" draw:text-style-name="P2" draw:layer="layout" svg:x1="35.036cm" svg:y1="16.209cm" svg:x2="35.52cm" svg:y2="19.384cm" draw:start-shape="id129" draw:start-glue-point="2" draw:end-shape="id134" draw:end-glue-point="3" svg:d="m35036 16209v1426h-17v1749h501" svg:viewBox="0 0 502 3176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1cm" svg:x2="44.761cm" svg:y2="0.357cm" draw:start-shape="id142" draw:start-glue-point="2" draw:end-shape="id143" draw:end-glue-point="3" svg:d="m43985-1091v1448h776" svg:viewBox="0 0 777 1449">
          <text:p/>
        </draw:connector>
        <draw:connector draw:style-name="gr4" draw:text-style-name="P2" draw:layer="layout" svg:x1="43.985cm" svg:y1="-1.091cm" svg:x2="44.76cm" svg:y2="1.157cm" draw:start-shape="id142" draw:start-glue-point="2" draw:end-shape="id144" draw:end-glue-point="3" svg:d="m43985-1091v2248h775" svg:viewBox="0 0 776 2249">
          <text:p/>
        </draw:connector>
        <draw:connector draw:style-name="gr4" draw:text-style-name="P2" draw:layer="layout" svg:x1="43.985cm" svg:y1="-1.091cm" svg:x2="44.759cm" svg:y2="1.957cm" draw:start-shape="id142" draw:start-glue-point="2" draw:end-shape="id145" draw:end-glue-point="3" svg:d="m43985-1091v3048h774" svg:viewBox="0 0 775 3049">
          <text:p/>
        </draw:connector>
        <draw:connector draw:style-name="gr4" draw:text-style-name="P2" draw:layer="layout" svg:x1="43.985cm" svg:y1="-1.091cm" svg:x2="44.759cm" svg:y2="2.757cm" draw:start-shape="id142" draw:start-glue-point="2" draw:end-shape="id146" draw:end-glue-point="3" svg:d="m43985-1091v3848h774" svg:viewBox="0 0 775 3849">
          <text:p/>
        </draw:connector>
        <draw:connector draw:style-name="gr4" draw:text-style-name="P2" draw:layer="layout" svg:x1="43.985cm" svg:y1="-1.091cm" svg:x2="44.759cm" svg:y2="3.557cm" draw:start-shape="id142" draw:start-glue-point="2" draw:end-shape="id147" draw:end-glue-point="3" svg:d="m43985-1091v4648h774" svg:viewBox="0 0 775 4649">
          <text:p/>
        </draw:connector>
        <draw:connector draw:style-name="gr4" draw:text-style-name="P2" draw:layer="layout" svg:x1="43.985cm" svg:y1="-1.091cm" svg:x2="44.758cm" svg:y2="4.357cm" draw:start-shape="id142" draw:start-glue-point="2" draw:end-shape="id148" draw:end-glue-point="3" svg:d="m43985-1091v5448h773" svg:viewBox="0 0 774 5449">
          <text:p/>
        </draw:connector>
        <draw:connector draw:style-name="gr4" draw:text-style-name="P2" draw:layer="layout" svg:x1="43.985cm" svg:y1="-1.091cm" svg:x2="44.757cm" svg:y2="5.157cm" draw:start-shape="id142" draw:start-glue-point="2" draw:end-shape="id149" draw:end-glue-point="3" svg:d="m43985-1091v6248h772" svg:viewBox="0 0 773 6249">
          <text:p/>
        </draw:connector>
        <draw:connector draw:style-name="gr4" draw:text-style-name="P2" draw:layer="layout" svg:x1="43.985cm" svg:y1="-1.091cm" svg:x2="44.756cm" svg:y2="5.957cm" draw:start-shape="id142" draw:start-glue-point="2" draw:end-shape="id150" draw:end-glue-point="3" svg:d="m43985-1091v7048h771" svg:viewBox="0 0 772 7049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88cm" svg:x2="41.524cm" svg:y2="-1.416cm" draw:start-shape="id151" draw:start-glue-point="2" draw:end-shape="id142" draw:end-glue-point="3" svg:d="m41018-1888v472h506" svg:viewBox="0 0 507 473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88cm" svg:x2="41.523cm" svg:y2="12.184cm" draw:start-shape="id151" draw:start-glue-point="2" draw:end-shape="id152" draw:end-glue-point="3" svg:d="m41018-1888v14072h505" svg:viewBox="0 0 506 14073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9cm" svg:x2="44.823cm" svg:y2="12.984cm" draw:start-shape="id152" draw:start-glue-point="2" draw:end-shape="id153" draw:end-glue-point="3" svg:d="m44175 12509v475h648" svg:viewBox="0 0 649 476">
          <text:p/>
        </draw:connector>
        <draw:connector draw:style-name="gr4" draw:text-style-name="P2" draw:layer="layout" svg:x1="44.175cm" svg:y1="12.509cm" svg:x2="44.823cm" svg:y2="13.784cm" draw:start-shape="id152" draw:start-glue-point="2" draw:end-shape="id154" draw:end-glue-point="3" svg:d="m44175 12509v1275h648" svg:viewBox="0 0 649 1276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9cm" svg:x2="44.823cm" svg:y2="14.584cm" draw:start-shape="id152" draw:start-glue-point="2" draw:end-shape="id155" draw:end-glue-point="3" svg:d="m44175 12509v2075h648" svg:viewBox="0 0 649 2076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9cm" svg:x2="44.822cm" svg:y2="15.384cm" draw:start-shape="id152" draw:start-glue-point="2" draw:end-shape="id159" draw:end-glue-point="3" svg:d="m44175 12509v2875h647" svg:viewBox="0 0 648 2876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9cm" svg:x2="44.821cm" svg:y2="16.184cm" draw:start-shape="id152" draw:start-glue-point="2" draw:end-shape="id160" draw:end-glue-point="3" svg:d="m44175 12509v3675h646" svg:viewBox="0 0 647 3676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9cm" svg:x2="44.821cm" svg:y2="16.984cm" draw:start-shape="id152" draw:start-glue-point="2" draw:end-shape="id161" draw:end-glue-point="3" svg:d="m44175 12509v4475h646" svg:viewBox="0 0 647 4476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1cm" svg:x2="44.756cm" svg:y2="9.157cm" draw:start-shape="id142" draw:start-glue-point="2" draw:end-shape="id162" draw:end-glue-point="3" svg:d="m43985-1091v10248h771" svg:viewBox="0 0 772 10249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9cm" svg:x2="40.519cm" svg:y2="18.384cm" draw:start-shape="id163" draw:start-glue-point="2" draw:end-shape="id164" draw:end-glue-point="3" svg:d="m40060 17819v565h459" svg:viewBox="0 0 460 566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8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6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525cm" svg:x2="37.025cm" svg:y2="23.002cm" draw:start-shape="id165" draw:start-glue-point="2" draw:end-shape="id166" draw:end-glue-point="3" svg:d="m36653 225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4cm" svg:x2="40.623cm" svg:y2="20.939cm" draw:start-shape="id167" draw:start-glue-point="2" draw:end-shape="id168" draw:end-glue-point="3" svg:d="m40203 20464v475h420" svg:viewBox="0 0 421 476">
          <text:p/>
        </draw:connector>
        <draw:connector draw:style-name="gr4" draw:text-style-name="P2" draw:layer="layout" svg:x1="40.203cm" svg:y1="20.464cm" svg:x2="41.023cm" svg:y2="24.239cm" draw:start-shape="id167" draw:start-glue-point="2" draw:end-shape="id169" draw:end-glue-point="3" svg:d="m40203 20464v3775h820" svg:viewBox="0 0 821 3776">
          <text:p/>
        </draw:connector>
        <draw:connector draw:style-name="gr4" draw:text-style-name="P2" draw:layer="layout" svg:x1="42.4cm" svg:y1="21.264cm" svg:x2="43.023cm" svg:y2="21.739cm" draw:start-shape="id168" draw:start-glue-point="2" draw:end-shape="id170" draw:end-glue-point="3" svg:d="m42400 21264v475h623" svg:viewBox="0 0 624 476">
          <text:p/>
        </draw:connector>
        <draw:connector draw:style-name="gr4" draw:text-style-name="P2" draw:layer="layout" svg:x1="42.4cm" svg:y1="21.264cm" svg:x2="43.023cm" svg:y2="22.539cm" draw:start-shape="id168" draw:start-glue-point="2" draw:end-shape="id171" draw:end-glue-point="3" svg:d="m42400 21264v1275h623" svg:viewBox="0 0 624 1276">
          <text:p/>
        </draw:connector>
        <draw:connector draw:style-name="gr4" draw:text-style-name="P2" draw:layer="layout" svg:x1="42.4cm" svg:y1="21.264cm" svg:x2="43.022cm" svg:y2="23.339cm" draw:start-shape="id168" draw:start-glue-point="2" draw:end-shape="id172" draw:end-glue-point="3" svg:d="m42400 21264v2075h622" svg:viewBox="0 0 623 2076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4cm" svg:x2="43.622cm" svg:y2="26.639cm" draw:start-shape="id169" draw:start-glue-point="2" draw:end-shape="id175" draw:end-glue-point="3" svg:d="m43054 24564v2075h568" svg:viewBox="0 0 569 2076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8cm" svg:x2="13.327cm" svg:y2="4.562cm" draw:start-shape="id176" draw:start-glue-point="2" draw:end-shape="id177" draw:end-glue-point="3" svg:d="m12706 3998v564h621" svg:viewBox="0 0 622 565">
          <text:p/>
        </draw:connector>
        <draw:connector draw:style-name="gr4" draw:text-style-name="P2" draw:layer="layout" svg:x1="10.719cm" svg:y1="1.309cm" svg:x2="11.226cm" svg:y2="3.673cm" draw:start-shape="id11" draw:start-glue-point="2" draw:end-shape="id176" draw:end-glue-point="3" svg:d="m10719 1309v2364h507" svg:viewBox="0 0 508 2365">
          <text:p/>
        </draw:connector>
        <draw:connector draw:style-name="gr4" draw:text-style-name="P2" draw:layer="layout" svg:x1="33.852cm" svg:y1="0.805cm" svg:x2="34.625cm" svg:y2="1.282cm" draw:start-shape="id178" draw:start-glue-point="2" draw:end-shape="id179" draw:end-glue-point="3" svg:d="m33852 805v477h773" svg:viewBox="0 0 774 478">
          <text:p/>
        </draw:connector>
        <draw:connector draw:style-name="gr4" draw:text-style-name="P2" draw:layer="layout" svg:x1="33.852cm" svg:y1="0.805cm" svg:x2="34.625cm" svg:y2="2.082cm" draw:start-shape="id178" draw:start-glue-point="2" draw:end-shape="id180" draw:end-glue-point="3" svg:d="m33852 805v1277h773" svg:viewBox="0 0 774 1278">
          <text:p/>
        </draw:connector>
        <draw:connector draw:style-name="gr4" draw:text-style-name="P2" draw:layer="layout" svg:x1="33.852cm" svg:y1="0.805cm" svg:x2="34.624cm" svg:y2="2.882cm" draw:start-shape="id178" draw:start-glue-point="2" draw:end-shape="id181" draw:end-glue-point="3" svg:d="m33852 8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9cm" svg:x2="35.705cm" svg:y2="11.609cm" draw:start-shape="id122" draw:start-glue-point="2" draw:end-shape="id182" draw:end-glue-point="3" svg:d="m35018 8709v2900h687" svg:viewBox="0 0 688 2901">
          <text:p/>
        </draw:connector>
        <draw:connector draw:style-name="gr4" draw:text-style-name="P2" draw:layer="layout" svg:x1="35.018cm" svg:y1="8.709cm" svg:x2="35.705cm" svg:y2="12.409cm" draw:start-shape="id122" draw:start-glue-point="2" draw:end-shape="id183" draw:end-glue-point="3" svg:d="m35018 8709v3700h687" svg:viewBox="0 0 688 3701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9cm" svg:x2="-4.813cm" svg:y2="5.793cm" draw:start-shape="id184" draw:start-glue-point="2" draw:end-shape="id185" draw:end-glue-point="3" svg:d="m-5829 5219v574h1016" svg:viewBox="0 0 1017 575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62cm" svg:x2="31.621cm" svg:y2="25.437cm" draw:start-shape="id86" draw:start-glue-point="2" draw:end-shape="id186" draw:end-glue-point="3" svg:d="m31043 19462v5975h578" svg:viewBox="0 0 579 5976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5cm" svg:x2="44.336cm" svg:y2="28.5cm" draw:start-shape="id187" draw:start-glue-point="2" draw:end-shape="id188" draw:end-glue-point="3" svg:d="m43761 28025v475h575" svg:viewBox="0 0 576 476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8cm" svg:x2="6.91cm" svg:y2="25.492cm" draw:start-shape="id56" draw:start-glue-point="2" draw:end-shape="id189" draw:end-glue-point="3" svg:d="m6277 9518v15974h633" svg:viewBox="0 0 634 15975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1cm" svg:x2="44.761cm" svg:y2="-0.543cm" draw:start-shape="id142" draw:start-glue-point="2" draw:end-shape="id190" draw:end-glue-point="3" svg:d="m43985-1091v548h776" svg:viewBox="0 0 777 549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4" draw:text-style-name="P2" draw:layer="layout" svg:x1="54.384cm" svg:y1="29.878cm" svg:x2="55.027cm" svg:y2="30.455cm" draw:start-shape="id191" draw:start-glue-point="2" draw:end-shape="id192" draw:end-glue-point="3" svg:d="m54384 29878v577h643" svg:viewBox="0 0 644 578">
          <text:p/>
        </draw:connector>
        <draw:frame draw:style-name="gr1" draw:text-style-name="P1" xml:id="id193" draw:id="id193" draw:layer="layout" svg:width="3.302cm" svg:height="0.645cm" svg:x="18.715cm" svg:y="7.075cm">
          <draw:text-box>
            <text:p><text:span text:style-name="T1">297 war-on-terror</text:span></text:p>
          </draw:text-box>
        </draw:frame>
        <draw:connector draw:style-name="gr4" draw:text-style-name="P2" draw:layer="layout" svg:x1="18.143cm" svg:y1="1.209cm" svg:x2="18.715cm" svg:y2="7.399cm" draw:start-shape="id14" draw:start-glue-point="2" draw:end-shape="id193" draw:end-glue-point="3" svg:d="m18143 1209v6190h572" svg:viewBox="0 0 573 6191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9cm" svg:x2="35.52cm" svg:y2="20.184cm" draw:start-shape="id129" draw:start-glue-point="2" draw:end-shape="id194" draw:end-glue-point="3" svg:d="m35036 16209v1826h-17v2149h501" svg:viewBox="0 0 502 3976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9cm" svg:x2="-4.813cm" svg:y2="6.692cm" draw:start-shape="id184" draw:start-glue-point="2" draw:end-shape="id195" draw:end-glue-point="3" svg:d="m-5829 5219v1473h1016" svg:viewBox="0 0 1017 1474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74cm" svg:x2="23.068cm" svg:y2="19.428cm" draw:start-shape="id97" draw:start-glue-point="2" draw:end-shape="id196" draw:end-glue-point="1" svg:d="m23634 15274v4154h-566" svg:viewBox="0 0 567 4155">
          <text:p/>
        </draw:connector>
        <draw:frame draw:style-name="gr1" draw:text-style-name="P1" draw:layer="layout" svg:width="3.966cm" svg:height="0.645cm" svg:x="51.919cm" svg:y="-4.2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9cm" svg:x2="-4.813cm" svg:y2="7.592cm" draw:start-shape="id184" draw:start-glue-point="2" draw:end-shape="id197" draw:end-glue-point="3" svg:d="m-5829 5219v2373h1016" svg:viewBox="0 0 1017 2374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7cm" svg:x2="-2.813cm" svg:y2="8.492cm" draw:start-shape="id197" draw:start-glue-point="2" draw:end-shape="id198" draw:end-glue-point="3" svg:d="m-3607 7917v575h794" svg:viewBox="0 0 795 576">
          <text:p/>
        </draw:connector>
        <draw:frame draw:style-name="gr1" draw:text-style-name="P1" draw:layer="layout" svg:width="2.443cm" svg:height="0.645cm" svg:x="51.918cm" svg:y="-3.46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2cm" svg:x2="6.277cm" svg:y2="9.518cm" draw:start-shape="id199" draw:start-glue-point="3" draw:end-shape="id56" draw:end-glue-point="2" svg:d="m6910 26292h-633v-16774" svg:viewBox="0 0 634 16775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4cm" svg:x2="27.401cm" svg:y2="30.349cm" draw:start-shape="id200" draw:start-glue-point="2" draw:end-shape="id201" draw:end-glue-point="3" svg:d="m26848 29874v475h553" svg:viewBox="0 0 554 476">
          <text:p/>
        </draw:connector>
        <draw:frame draw:style-name="gr1" draw:text-style-name="P1" draw:layer="layout" svg:width="2.951cm" svg:height="0.645cm" svg:x="51.918cm" svg:y="-2.66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1cm" svg:x2="6.258cm" svg:y2="6.969cm" draw:start-shape="id3" draw:start-glue-point="2" draw:end-shape="id202" draw:end-glue-point="3" svg:d="m5750-91v7060h508" svg:viewBox="0 0 509 7061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74cm" svg:x2="23.068cm" svg:y2="20.228cm" draw:start-shape="id97" draw:start-glue-point="2" draw:end-shape="id203" draw:end-glue-point="1" svg:d="m23634 15274v4954h-566" svg:viewBox="0 0 567 4955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9cm" svg:x2="35.52cm" svg:y2="20.984cm" draw:start-shape="id129" draw:start-glue-point="2" draw:end-shape="id204" draw:end-glue-point="3" svg:d="m35036 16209v2226h-17v2549h501" svg:viewBox="0 0 502 4776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-1.86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1cm" svg:x2="24.114cm" svg:y2="10.494cm" draw:start-shape="id22" draw:start-glue-point="2" draw:end-shape="id206" draw:end-glue-point="3" svg:d="m23504-1691v12185h610" svg:viewBox="0 0 611 12186">
          <text:p/>
        </draw:connector>
        <draw:frame draw:style-name="gr1" draw:text-style-name="P1" draw:layer="layout" svg:width="2.951cm" svg:height="0.645cm" svg:x="51.948cm" svg:y="1.5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9cm" svg:x2="-5.913cm" svg:y2="11.293cm" draw:start-shape="id207" draw:start-glue-point="2" draw:end-shape="id208" draw:end-glue-point="3" svg:d="m-6430 10719v574h517" svg:viewBox="0 0 518 575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8cm" svg:x2="-3.659cm" svg:y2="12.135cm" draw:start-shape="id208" draw:start-glue-point="2" draw:end-shape="id209" draw:end-glue-point="3" svg:d="m-4389 11618v517h730" svg:viewBox="0 0 731 518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9cm" svg:x2="-5.913cm" svg:y2="13.092cm" draw:start-shape="id207" draw:start-glue-point="2" draw:end-shape="id210" draw:end-glue-point="3" svg:d="m-6430 10719v2373h517" svg:viewBox="0 0 518 2374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9cm" svg:x2="-5.842cm" svg:y2="14.03cm" draw:start-shape="id207" draw:start-glue-point="2" draw:end-shape="id211" draw:end-glue-point="3" svg:d="m-6430 10719v3311h588" svg:viewBox="0 0 589 3312">
          <text:p/>
        </draw:connector>
        <draw:frame draw:style-name="gr1" draw:text-style-name="P1" draw:layer="layout" svg:width="2.951cm" svg:height="0.645cm" svg:x="51.948cm" svg:y="-0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-0.1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0.6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2.4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3.2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4.0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4.8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1cm" svg:x2="24.114cm" svg:y2="11.294cm" draw:start-shape="id22" draw:start-glue-point="2" draw:end-shape="id212" draw:end-glue-point="3" svg:d="m23504-1691v12985h610" svg:viewBox="0 0 611 12986">
          <text:p/>
        </draw:connector>
        <draw:frame draw:style-name="gr1" draw:text-style-name="P1" draw:layer="layout" svg:width="3.564cm" svg:height="0.645cm" svg:x="51.949cm" svg:y="5.7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1cm" svg:x2="24.114cm" svg:y2="12.094cm" draw:start-shape="id22" draw:start-glue-point="2" draw:end-shape="id213" draw:end-glue-point="3" svg:d="m23504-1691v13785h610" svg:viewBox="0 0 611 13786">
          <text:p/>
        </draw:connector>
        <draw:frame draw:style-name="gr1" draw:text-style-name="P1" draw:layer="layout" svg:width="4.2cm" svg:height="0.645cm" svg:x="51.948cm" svg:y="6.6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7.5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8.4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9.3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0.2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1.1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2.0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9cm" svg:x2="44.821cm" svg:y2="17.784cm" draw:start-shape="id152" draw:start-glue-point="2" draw:end-shape="id214" draw:end-glue-point="3" svg:d="m44175 12509v5275h646" svg:viewBox="0 0 647 5276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62cm" svg:x2="31.596cm" svg:y2="27.019cm" draw:start-shape="id86" draw:start-glue-point="2" draw:end-shape="id215" draw:end-glue-point="3" svg:d="m31043 19462v7557h553" svg:viewBox="0 0 554 7558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74cm" svg:x2="23.067cm" svg:y2="22.028cm" draw:start-shape="id97" draw:start-glue-point="2" draw:end-shape="id216" draw:end-glue-point="1" svg:d="m23634 15274v6754h-567" svg:viewBox="0 0 568 6755">
          <text:p/>
        </draw:connector>
        <draw:frame draw:style-name="gr1" draw:text-style-name="P1" draw:layer="layout" svg:width="3.3cm" svg:height="0.645cm" svg:x="51.943cm" svg:y="12.9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3.8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4.7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5.5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3cm" svg:x2="31.043cm" svg:y2="19.462cm" draw:start-shape="id217" draw:start-glue-point="1" draw:end-shape="id86" draw:end-glue-point="2" svg:d="m30353 26603h690v-7141" svg:viewBox="0 0 691 7142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9cm" svg:x2="-4.813cm" svg:y2="9.392cm" draw:start-shape="id184" draw:start-glue-point="2" draw:end-shape="id218" draw:end-glue-point="3" svg:d="m-5829 5219v4173h1016" svg:viewBox="0 0 1017 4174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1cm" svg:x2="44.755cm" svg:y2="9.957cm" draw:start-shape="id142" draw:start-glue-point="2" draw:end-shape="id219" draw:end-glue-point="3" svg:d="m43985-1091v11048h770" svg:viewBox="0 0 771 11049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1cm" svg:x2="6.258cm" svg:y2="7.769cm" draw:start-shape="id3" draw:start-glue-point="2" draw:end-shape="id220" draw:end-glue-point="3" svg:d="m5750-91v7860h508" svg:viewBox="0 0 509 7861">
          <text:p/>
        </draw:connector>
        <draw:connector draw:style-name="gr4" draw:text-style-name="P2" draw:layer="layout" svg:x1="23.634cm" svg:y1="15.274cm" svg:x2="23.067cm" svg:y2="21.128cm" draw:start-shape="id97" draw:start-glue-point="2" draw:end-shape="id221" draw:end-glue-point="1" svg:d="m23634 15274v5854h-567" svg:viewBox="0 0 568 5855">
          <text:p/>
        </draw:connector>
        <draw:frame draw:style-name="gr1" draw:text-style-name="P1" draw:layer="layout" svg:width="3.05cm" svg:height="0.645cm" svg:x="51.94cm" svg:y="16.4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7.2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1cm" svg:x2="44.754cm" svg:y2="10.857cm" draw:start-shape="id142" draw:start-glue-point="2" draw:end-shape="id222" draw:end-glue-point="3" svg:d="m43985-1091v11948h769" svg:viewBox="0 0 770 11949">
          <text:p/>
        </draw:connector>
        <draw:frame draw:style-name="gr1" draw:text-style-name="P1" draw:layer="layout" svg:width="2.29cm" svg:height="0.645cm" svg:x="51.939cm" svg:y="18.1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62cm" svg:x2="31.623cm" svg:y2="27.846cm" draw:start-shape="id86" draw:start-glue-point="2" draw:end-shape="id223" draw:end-glue-point="3" svg:d="m31043 19462v8384h580" svg:viewBox="0 0 581 8385">
          <text:p/>
        </draw:connector>
        <draw:frame draw:style-name="gr1" draw:text-style-name="P1" draw:layer="layout" svg:width="2.545cm" svg:height="0.645cm" svg:x="51.938cm" svg:y="18.9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1cm" svg:x2="24.114cm" svg:y2="12.894cm" draw:start-shape="id22" draw:start-glue-point="2" draw:end-shape="id224" draw:end-glue-point="3" svg:d="m23504-1691v14585h610" svg:viewBox="0 0 611 14586">
          <text:p/>
        </draw:connector>
        <draw:frame draw:style-name="gr1" draw:text-style-name="P1" draw:layer="layout" svg:width="4.069cm" svg:height="0.645cm" svg:x="51.938cm" svg:y="19.7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0.568cm">
          <draw:text-box>
            <text:p><text:span text:style-name="T1">361 non-professional-actor(s)</text:span></text:p>
          </draw:text-box>
        </draw:frame>
        <draw:frame draw:style-name="gr1" draw:text-style-name="P1" xml:id="id225" draw:id="id225" draw:layer="layout" svg:width="2.667cm" svg:height="0.645cm" svg:x="18.715cm" svg:y="7.876cm">
          <draw:text-box>
            <text:p><text:span text:style-name="T1">368 gulf-war</text:span></text:p>
          </draw:text-box>
        </draw:frame>
        <draw:connector draw:style-name="gr4" draw:text-style-name="P2" draw:layer="layout" svg:x1="18.143cm" svg:y1="1.205cm" svg:x2="18.715cm" svg:y2="8.198cm" draw:start-shape="id14" draw:start-glue-point="2" draw:end-shape="id225" draw:end-glue-point="3" svg:d="m18143 1205v6993h572" svg:viewBox="0 0 573 6994">
          <text:p/>
        </draw:connector>
        <draw:frame draw:style-name="gr1" draw:text-style-name="P1" draw:layer="layout" svg:width="5.339cm" svg:height="0.645cm" svg:x="51.938cm" svg:y="23.768cm">
          <draw:text-box>
            <text:p><text:span text:style-name="T1">369 journalism/reporter(s)</text:span></text:p>
          </draw:text-box>
        </draw:frame>
        <draw:frame draw:style-name="gr1" draw:text-style-name="P1" xml:id="id226" draw:id="id226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6" draw:end-glue-point="3" svg:d="m44175 12505v6077h646" svg:viewBox="0 0 647 6078">
          <text:p/>
        </draw:connector>
        <draw:frame draw:style-name="gr1" draw:text-style-name="P1" draw:layer="layout" svg:width="2.037cm" svg:height="0.645cm" svg:x="51.938cm" svg:y="21.3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2.168cm">
          <draw:text-box>
            <text:p><text:span text:style-name="T1">365 actor(s)-playing-multiple-roles</text:span></text:p>
          </draw:text-box>
        </draw:frame>
        <draw:frame draw:style-name="gr1" draw:text-style-name="P1" xml:id="id228" draw:id="id228" draw:layer="layout" svg:width="3.484cm" svg:height="0.645cm" svg:x="13.026cm" svg:y="10.288cm">
          <draw:text-box>
            <text:p><text:span text:style-name="T1">364 jewish/judaism</text:span></text:p>
          </draw:text-box>
        </draw:frame>
        <draw:connector draw:style-name="gr4" draw:text-style-name="P2" draw:layer="layout" draw:line-skew="0.512cm" svg:x1="12.435cm" svg:y1="7.781cm" svg:x2="13.026cm" svg:y2="10.61cm" draw:start-shape="id227" draw:start-glue-point="2" draw:end-shape="id228" draw:end-glue-point="3" svg:d="m12435 7781h11v2829h580" svg:viewBox="0 0 592 2830">
          <text:p/>
        </draw:connector>
        <draw:frame draw:style-name="gr1" draw:text-style-name="P1" xml:id="id229" draw:id="id229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4" draw:text-style-name="P2" draw:layer="layout" svg:x1="44.175cm" svg:y1="12.505cm" svg:x2="44.821cm" svg:y2="19.382cm" draw:start-shape="id152" draw:start-glue-point="2" draw:end-shape="id229" draw:end-glue-point="3" svg:d="m44175 12505v6877h646" svg:viewBox="0 0 647 6878">
          <text:p/>
        </draw:connector>
        <draw:frame draw:style-name="gr1" draw:text-style-name="P1" draw:layer="layout" svg:width="4.196cm" svg:height="0.645cm" svg:x="51.938cm" svg:y="22.968cm">
          <draw:text-box>
            <text:p><text:span text:style-name="T1">366 native-american(s)</text:span></text:p>
          </draw:text-box>
        </draw:frame>
        <draw:frame draw:style-name="gr1" draw:text-style-name="P1" xml:id="id230" draw:id="id230" draw:layer="layout" svg:width="5.142cm" svg:height="0.645cm" svg:x="35.625cm" svg:y="6.06cm">
          <draw:text-box>
            <text:p><text:span text:style-name="T1">370 undercover-cop/agent(s)</text:span></text:p>
          </draw:text-box>
        </draw:frame>
        <draw:connector draw:style-name="gr4" draw:text-style-name="P2" draw:layer="layout" svg:x1="34.827cm" svg:y1="5.105cm" svg:x2="35.625cm" svg:y2="6.382cm" draw:start-shape="id119" draw:start-glue-point="2" draw:end-shape="id230" draw:end-glue-point="3" svg:d="m34827 5105v1277h798" svg:viewBox="0 0 799 1278">
          <text:p/>
        </draw:connector>
        <draw:frame draw:style-name="gr1" draw:text-style-name="P1" xml:id="id231" draw:id="id231" draw:layer="layout" svg:width="2.286cm" svg:height="0.645cm" svg:x="28.166cm" svg:y="22.579cm">
          <draw:text-box>
            <text:p><text:span text:style-name="T1">371 circus</text:span></text:p>
          </draw:text-box>
        </draw:frame>
        <draw:connector draw:style-name="gr4" draw:text-style-name="P2" draw:layer="layout" svg:x1="31.043cm" svg:y1="19.458cm" svg:x2="30.452cm" svg:y2="22.901cm" draw:start-shape="id86" draw:start-glue-point="2" draw:end-shape="id231" draw:end-glue-point="1" svg:d="m31043 19458v3443h-591" svg:viewBox="0 0 592 3444">
          <text:p/>
        </draw:connector>
        <draw:frame draw:style-name="gr1" draw:text-style-name="P1" draw:layer="layout" svg:width="2.037cm" svg:height="0.645cm" svg:x="51.938cm" svg:y="24.568cm">
          <draw:text-box>
            <text:p><text:span text:style-name="T1">372 rural</text:span></text:p>
          </draw:text-box>
        </draw:frame>
        <draw:frame draw:style-name="gr1" draw:text-style-name="P1" draw:layer="layout" svg:width="3.561cm" svg:height="0.645cm" svg:x="51.938cm" svg:y="25.368cm">
          <draw:text-box>
            <text:p><text:span text:style-name="T1">373 assassination</text:span></text:p>
          </draw:text-box>
        </draw:frame>
        <draw:frame draw:style-name="gr1" draw:text-style-name="P1" draw:layer="layout" svg:width="2.291cm" svg:height="0.645cm" svg:x="51.938cm" svg:y="26.168cm">
          <draw:text-box>
            <text:p><text:span text:style-name="T1">374 nazi(s)</text:span></text:p>
          </draw:text-box>
        </draw:frame>
        <draw:frame draw:style-name="gr1" draw:text-style-name="P1" xml:id="id232" draw:id="id232" draw:layer="layout" svg:width="2.769cm" svg:height="0.645cm" svg:x="44.821cm" svg:y="19.86cm">
          <draw:text-box>
            <text:p><text:span text:style-name="T1">375 muteness</text:span></text:p>
          </draw:text-box>
        </draw:frame>
        <draw:connector draw:style-name="gr4" draw:text-style-name="P2" draw:layer="layout" svg:x1="44.175cm" svg:y1="12.505cm" svg:x2="44.821cm" svg:y2="20.182cm" draw:start-shape="id152" draw:start-glue-point="2" draw:end-shape="id232" draw:end-glue-point="3" svg:d="m44175 12505v7677h646" svg:viewBox="0 0 647 7678">
          <text:p/>
        </draw:connector>
        <draw:frame draw:style-name="gr1" draw:text-style-name="P1" draw:layer="layout" svg:width="2.672cm" svg:height="0.645cm" svg:x="51.938cm" svg:y="26.968cm">
          <draw:text-box>
            <text:p><text:span text:style-name="T1">376 dystopia</text:span></text:p>
          </draw:text-box>
        </draw:frame>
        <draw:frame draw:style-name="gr1" draw:text-style-name="P1" draw:layer="layout" svg:width="5.213cm" svg:height="0.645cm" svg:x="51.937cm" svg:y="27.768cm">
          <draw:text-box>
            <text:p><text:span text:style-name="T1">377 immigration/immigrant(s)</text:span></text:p>
          </draw:text-box>
        </draw:frame>
        <draw:frame draw:style-name="gr1" draw:text-style-name="P1" xml:id="id233" draw:id="id233" draw:layer="layout" svg:width="2.549cm" svg:height="0.645cm" svg:x="58.411cm" svg:y="0.465cm">
          <draw:text-box>
            <text:p><text:span text:style-name="T1">333 siblings</text:span></text:p>
          </draw:text-box>
        </draw:frame>
        <draw:frame draw:style-name="gr1" draw:text-style-name="P1" draw:layer="layout" svg:width="3.692cm" svg:height="0.645cm" svg:x="58.411cm" svg:y="4.065cm">
          <draw:text-box>
            <text:p><text:span text:style-name="T1">378 father-daughter</text:span></text:p>
          </draw:text-box>
        </draw:frame>
        <draw:frame draw:style-name="gr1" draw:text-style-name="P1" draw:layer="layout" svg:width="3.058cm" svg:height="0.645cm" svg:x="58.41cm" svg:y="4.865cm">
          <draw:text-box>
            <text:p><text:span text:style-name="T1">379 father-son</text:span></text:p>
          </draw:text-box>
        </draw:frame>
        <draw:frame draw:style-name="gr1" draw:text-style-name="P1" draw:layer="layout" svg:width="3.821cm" svg:height="0.645cm" svg:x="58.409cm" svg:y="5.765cm">
          <draw:text-box>
            <text:p><text:span text:style-name="T1">380 mother-daughter</text:span></text:p>
          </draw:text-box>
        </draw:frame>
        <draw:frame draw:style-name="gr1" draw:text-style-name="P1" draw:layer="layout" svg:width="3.059cm" svg:height="0.645cm" svg:x="58.409cm" svg:y="6.665cm">
          <draw:text-box>
            <text:p><text:span text:style-name="T1">381 mother-son</text:span></text:p>
          </draw:text-box>
        </draw:frame>
        <draw:frame draw:style-name="gr1" draw:text-style-name="P1" draw:layer="layout" svg:width="2.424cm" svg:height="0.645cm" svg:x="58.409cm" svg:y="7.465cm">
          <draw:text-box>
            <text:p><text:span text:style-name="T1">382 pirates</text:span></text:p>
          </draw:text-box>
        </draw:frame>
        <draw:frame draw:style-name="gr1" draw:text-style-name="P1" xml:id="id234" draw:id="id234" draw:layer="layout" svg:width="3.429cm" svg:height="0.645cm" svg:x="60.371cm" svg:y="1.397cm">
          <draw:text-box>
            <text:p><text:span text:style-name="T1">383 brother-sister</text:span></text:p>
          </draw:text-box>
        </draw:frame>
        <draw:frame draw:style-name="gr1" draw:text-style-name="P1" xml:id="id235" draw:id="id235" draw:layer="layout" svg:width="3.683cm" svg:height="0.645cm" svg:x="60.371cm" svg:y="2.297cm">
          <draw:text-box>
            <text:p><text:span text:style-name="T1">384 brother-brother</text:span></text:p>
          </draw:text-box>
        </draw:frame>
        <draw:frame draw:style-name="gr1" draw:text-style-name="P1" xml:id="id236" draw:id="id236" draw:layer="layout" svg:width="3.048cm" svg:height="0.645cm" svg:x="60.371cm" svg:y="3.197cm">
          <draw:text-box>
            <text:p><text:span text:style-name="T1">385 sister-sister</text:span></text:p>
          </draw:text-box>
        </draw:frame>
        <draw:connector draw:style-name="gr4" draw:text-style-name="P2" draw:layer="layout" svg:x1="59.685cm" svg:y1="1.11cm" svg:x2="60.371cm" svg:y2="1.719cm" draw:start-shape="id233" draw:start-glue-point="2" draw:end-shape="id234" draw:end-glue-point="3" svg:d="m59685 1110v609h686" svg:viewBox="0 0 687 610">
          <text:p/>
        </draw:connector>
        <draw:connector draw:style-name="gr4" draw:text-style-name="P2" draw:layer="layout" svg:x1="59.685cm" svg:y1="1.11cm" svg:x2="60.371cm" svg:y2="2.619cm" draw:start-shape="id233" draw:start-glue-point="2" draw:end-shape="id235" draw:end-glue-point="3" svg:d="m59685 1110v1509h686" svg:viewBox="0 0 687 1510">
          <text:p/>
        </draw:connector>
        <draw:connector draw:style-name="gr4" draw:text-style-name="P2" draw:layer="layout" svg:x1="59.685cm" svg:y1="1.11cm" svg:x2="60.371cm" svg:y2="3.519cm" draw:start-shape="id233" draw:start-glue-point="2" draw:end-shape="id236" draw:end-glue-point="3" svg:d="m59685 1110v2409h686" svg:viewBox="0 0 687 2410">
          <text:p/>
        </draw:connector>
        <draw:frame draw:style-name="gr1" draw:text-style-name="P1" draw:layer="layout" svg:width="2.806cm" svg:height="0.645cm" svg:x="58.408cm" svg:y="8.265cm">
          <draw:text-box>
            <text:p><text:span text:style-name="T1">386 vacation</text:span></text:p>
          </draw:text-box>
        </draw:frame>
        <draw:frame draw:style-name="gr1" draw:text-style-name="P1" draw:layer="layout" svg:width="2.172cm" svg:height="0.645cm" svg:x="58.407cm" svg:y="9.065cm">
          <draw:text-box>
            <text:p><text:span text:style-name="T1">387 chase</text:span></text:p>
          </draw:text-box>
        </draw:frame>
        <draw:frame draw:style-name="gr1" draw:text-style-name="P1" draw:layer="layout" svg:width="3.821cm" svg:height="0.645cm" svg:x="58.409cm" svg:y="9.865cm">
          <draw:text-box>
            <text:p><text:span text:style-name="T1">388 business/money</text:span></text:p>
          </draw:text-box>
        </draw:frame>
        <draw:frame draw:style-name="gr1" draw:text-style-name="P1" draw:layer="layout" svg:width="2.932cm" svg:height="0.645cm" svg:x="58.409cm" svg:y="10.665cm">
          <draw:text-box>
            <text:p><text:span text:style-name="T1">389 obsession</text:span></text:p>
          </draw:text-box>
        </draw:frame>
        <draw:frame draw:style-name="gr1" draw:text-style-name="P1" draw:layer="layout" svg:width="4.711cm" svg:height="0.645cm" svg:x="58.408cm" svg:y="11.465cm">
          <draw:text-box>
            <text:p><text:span text:style-name="T1">390 eccentric-character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6-01-22T13:33:43</dc:date>
    <dc:creator>Tyler Hayes</dc:creator>
    <meta:editing-duration>PT14H18M54S</meta:editing-duration>
    <meta:editing-cycles>201</meta:editing-cycles>
    <meta:generator>LibreOffice/3.5$Linux_X86_64 LibreOffice_project/350m1$Build-2</meta:generator>
    <meta:document-statistic meta:object-count="602"/>
  </office:meta>
</office:document-meta>
</file>